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office="urn:oasis:names:tc:opendocument:xmlns:office:1.0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Figure"/>
        <text:sequence-decl text:display-outline-level="0" text:name="SubEntity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American Anthropological Association</text:p>
      <text:p text:style-name="OrgDocInfo"><text:initial-creator/></text:p>
      <text:p text:style-name="Text_20_body">Nicola L. C. Talbot in his book <text:reference-mark-start text:name="ZOTERO_ITEM CSL_CITATION {&quot;citationID&quot;:&quot;mxxGAJb9&quot;,&quot;properties&quot;:{&quot;formattedCitation&quot;:&quot;(Talbot 2012a)&quot;,&quot;plainCitation&quot;:&quot;(Talbot 2012a)&quot;,&quot;noteIndex&quot;:0},&quot;citationItems&quot;:[{&quot;id&quot;:409,&quot;uris&quot;:[&quot;http://zotero.org/users/local/jlZDKBWs/items/QW4SF8EB&quot;],&quot;itemData&quot;:{&quot;id&quot;:409,&quot;type&quot;:&quot;book&quot;,&quot;collection-title&quot;:&quot;Dickimaw LaTeX series&quot;,&quot;ISBN&quot;:&quot;978-1-909440-00-5&quot;,&quot;note&quot;:&quot;Citation Key: novices&quot;,&quot;publisher&quot;:&quot;Dickmaw Books&quot;,&quot;title&quot;:&quot;LaTeX for complete novices&quot;,&quot;volume&quot;:&quot;1&quot;,&quot;author&quot;:[{&quot;family&quot;:&quot;Talbot&quot;,&quot;given&quot;:&quot;Nicola L. C.&quot;}],&quot;issued&quot;:{&quot;date-parts&quot;:[[&quot;2012&quot;]]},&quot;citation-key&quot;:&quot;novices&quot;}}],&quot;schema&quot;:&quot;https://github.com/citation-style-language/schema/raw/master/csl-citation.json&quot;} RNDgr8Ta85Vbe"/>(Talbot 2012a)<text:reference-mark-end text:name="ZOTERO_ITEM CSL_CITATION {&quot;citationID&quot;:&quot;mxxGAJb9&quot;,&quot;properties&quot;:{&quot;formattedCitation&quot;:&quot;(Talbot 2012a)&quot;,&quot;plainCitation&quot;:&quot;(Talbot 2012a)&quot;,&quot;noteIndex&quot;:0},&quot;citationItems&quot;:[{&quot;id&quot;:409,&quot;uris&quot;:[&quot;http://zotero.org/users/local/jlZDKBWs/items/QW4SF8EB&quot;],&quot;itemData&quot;:{&quot;id&quot;:409,&quot;type&quot;:&quot;book&quot;,&quot;collection-title&quot;:&quot;Dickimaw LaTeX series&quot;,&quot;ISBN&quot;:&quot;978-1-909440-00-5&quot;,&quot;note&quot;:&quot;Citation Key: novices&quot;,&quot;publisher&quot;:&quot;Dickmaw Books&quot;,&quot;title&quot;:&quot;LaTeX for complete novices&quot;,&quot;volume&quot;:&quot;1&quot;,&quot;author&quot;:[{&quot;family&quot;:&quot;Talbot&quot;,&quot;given&quot;:&quot;Nicola L. C.&quot;}],&quot;issued&quot;:{&quot;date-parts&quot;:[[&quot;2012&quot;]]},&quot;citation-key&quot;:&quot;novices&quot;}}],&quot;schema&quot;:&quot;https://github.com/citation-style-language/schema/raw/master/csl-citation.json&quot;} RNDgr8Ta85Vbe"/> says,</text:p>
      <text:p text:style-name="Quotations">"If you have a large number of citations in your document, it's best to use an external bibliographic application, such as <text:span text:style-name="OrgCode">bibtex</text:span> or <text:span text:style-name="OrgCode">biber</text:span>. However, that is beyond the scope of this book. See, instead, <text:span text:style-name="Emphasis">A Guide to LaTeX </text:span><text:reference-mark-start text:name="ZOTERO_ITEM CSL_CITATION {&quot;citationID&quot;:&quot;qWJIN3rW&quot;,&quot;properties&quot;:{&quot;formattedCitation&quot;:&quot;(Kopka and Daly 1995)&quot;,&quot;plainCitation&quot;:&quot;(Kopka and Daly 1995)&quot;,&quot;noteIndex&quot;:0},&quot;citationItems&quot;:[{&quot;id&quot;:408,&quot;uris&quot;:[&quot;http://zotero.org/users/local/jlZDKBWs/items/I6YD7WJ8&quot;],&quot;itemData&quot;:{&quot;id&quot;:408,&quot;type&quot;:&quot;book&quot;,&quot;note&quot;:&quot;Citation Key: kopka95&quot;,&quot;publisher&quot;:&quot;Addison-Wesley&quot;,&quot;title&quot;:&quot;A guide to LaTeX2ε document preparation for beginners and advanced users&quot;,&quot;author&quot;:[{&quot;family&quot;:&quot;Kopka&quot;,&quot;given&quot;:&quot;Helmut&quot;},{&quot;family&quot;:&quot;Daly&quot;,&quot;given&quot;:&quot;Patrick W.&quot;}],&quot;issued&quot;:{&quot;date-parts&quot;:[[&quot;1995&quot;]]},&quot;citation-key&quot;:&quot;kopka95&quot;}}],&quot;schema&quot;:&quot;https://github.com/citation-style-language/schema/raw/master/csl-citation.json&quot;} RNDblsn5bwsby"/><text:span text:style-name="Emphasis">(Kopka and Daly 1995)</text:span><text:reference-mark-end text:name="ZOTERO_ITEM CSL_CITATION {&quot;citationID&quot;:&quot;qWJIN3rW&quot;,&quot;properties&quot;:{&quot;formattedCitation&quot;:&quot;(Kopka and Daly 1995)&quot;,&quot;plainCitation&quot;:&quot;(Kopka and Daly 1995)&quot;,&quot;noteIndex&quot;:0},&quot;citationItems&quot;:[{&quot;id&quot;:408,&quot;uris&quot;:[&quot;http://zotero.org/users/local/jlZDKBWs/items/I6YD7WJ8&quot;],&quot;itemData&quot;:{&quot;id&quot;:408,&quot;type&quot;:&quot;book&quot;,&quot;note&quot;:&quot;Citation Key: kopka95&quot;,&quot;publisher&quot;:&quot;Addison-Wesley&quot;,&quot;title&quot;:&quot;A guide to LaTeX2ε document preparation for beginners and advanced users&quot;,&quot;author&quot;:[{&quot;family&quot;:&quot;Kopka&quot;,&quot;given&quot;:&quot;Helmut&quot;},{&quot;family&quot;:&quot;Daly&quot;,&quot;given&quot;:&quot;Patrick W.&quot;}],&quot;issued&quot;:{&quot;date-parts&quot;:[[&quot;1995&quot;]]},&quot;citation-key&quot;:&quot;kopka95&quot;}}],&quot;schema&quot;:&quot;https://github.com/citation-style-language/schema/raw/master/csl-citation.json&quot;} RNDblsn5bwsby"/>, <text:span text:style-name="Emphasis">The LaTeX Companion</text:span> <text:s/><text:reference-mark-start text:name="ZOTERO_ITEM CSL_CITATION {&quot;citationID&quot;:&quot;TiAIsXBv&quot;,&quot;properties&quot;:{&quot;formattedCitation&quot;:&quot;(Goossens, Mittelbach, and Samarin 1994)&quot;,&quot;plainCitation&quot;:&quot;(Goossens, Mittelbach, and Samarin 1994)&quot;,&quot;noteIndex&quot;:0},&quot;citationItems&quot;:[{&quot;id&quot;:472,&quot;uris&quot;:[&quot;http://zotero.org/users/local/jlZDKBWs/items/ZU7T67TZ&quot;],&quot;itemData&quot;:{&quot;id&quot;:472,&quot;type&quot;:&quot;book&quot;,&quot;edition&quot;:&quot;1&quot;,&quot;event-place&quot;:&quot;Reading, Mass.&quot;,&quot;language&quot;:&quot;english&quot;,&quot;note&quot;:&quot;Citation Key: companion\ntex.indextitle: LaTeX Companion, The\ntex.langidopts: variant=american\ntex.sorttitle: LaTeX Companion&quot;,&quot;number-of-pages&quot;:&quot;528&quot;,&quot;publisher&quot;:&quot;Addison-Wesley&quot;,&quot;publisher-place&quot;:&quot;Reading, Mass.&quot;,&quot;title&quot;:&quot;The LaTeX companion&quot;,&quot;title-short&quot;:&quot;LaTeX companion&quot;,&quot;author&quot;:[{&quot;family&quot;:&quot;Goossens&quot;,&quot;given&quot;:&quot;Michel&quot;},{&quot;family&quot;:&quot;Mittelbach&quot;,&quot;given&quot;:&quot;Frank&quot;},{&quot;family&quot;:&quot;Samarin&quot;,&quot;given&quot;:&quot;Alexander&quot;}],&quot;issued&quot;:{&quot;date-parts&quot;:[[&quot;1994&quot;]]},&quot;citation-key&quot;:&quot;companion&quot;}}],&quot;schema&quot;:&quot;https://github.com/citation-style-language/schema/raw/master/csl-citation.json&quot;} RND1X22KkU0OC"/>(Goossens, Mittelbach, and Samarin 1994)<text:reference-mark-end text:name="ZOTERO_ITEM CSL_CITATION {&quot;citationID&quot;:&quot;TiAIsXBv&quot;,&quot;properties&quot;:{&quot;formattedCitation&quot;:&quot;(Goossens, Mittelbach, and Samarin 1994)&quot;,&quot;plainCitation&quot;:&quot;(Goossens, Mittelbach, and Samarin 1994)&quot;,&quot;noteIndex&quot;:0},&quot;citationItems&quot;:[{&quot;id&quot;:472,&quot;uris&quot;:[&quot;http://zotero.org/users/local/jlZDKBWs/items/ZU7T67TZ&quot;],&quot;itemData&quot;:{&quot;id&quot;:472,&quot;type&quot;:&quot;book&quot;,&quot;edition&quot;:&quot;1&quot;,&quot;event-place&quot;:&quot;Reading, Mass.&quot;,&quot;language&quot;:&quot;english&quot;,&quot;note&quot;:&quot;Citation Key: companion\ntex.indextitle: LaTeX Companion, The\ntex.langidopts: variant=american\ntex.sorttitle: LaTeX Companion&quot;,&quot;number-of-pages&quot;:&quot;528&quot;,&quot;publisher&quot;:&quot;Addison-Wesley&quot;,&quot;publisher-place&quot;:&quot;Reading, Mass.&quot;,&quot;title&quot;:&quot;The LaTeX companion&quot;,&quot;title-short&quot;:&quot;LaTeX companion&quot;,&quot;author&quot;:[{&quot;family&quot;:&quot;Goossens&quot;,&quot;given&quot;:&quot;Michel&quot;},{&quot;family&quot;:&quot;Mittelbach&quot;,&quot;given&quot;:&quot;Frank&quot;},{&quot;family&quot;:&quot;Samarin&quot;,&quot;given&quot;:&quot;Alexander&quot;}],&quot;issued&quot;:{&quot;date-parts&quot;:[[&quot;1994&quot;]]},&quot;citation-key&quot;:&quot;companion&quot;}}],&quot;schema&quot;:&quot;https://github.com/citation-style-language/schema/raw/master/csl-citation.json&quot;} RND1X22KkU0OC"/> or <text:a xlink:type="simple" xlink:href="http://www.dickimaw-books.com/latex/thesis/" text:style-name="Internet_20_link" text:visited-style-name="Visited_20_Internet_20_Link">Using LaTeX to Write a PhD Thesis</text:a> <text:reference-mark-start text:name="ZOTERO_ITEM CSL_CITATION {&quot;citationID&quot;:&quot;NZyrPdGX&quot;,&quot;properties&quot;:{&quot;formattedCitation&quot;:&quot;(Talbot 2012b)&quot;,&quot;plainCitation&quot;:&quot;(Talbot 2012b)&quot;,&quot;noteIndex&quot;:0},&quot;citationItems&quot;:[{&quot;id&quot;:410,&quot;uris&quot;:[&quot;http://zotero.org/users/local/jlZDKBWs/items/KXQDTXEQ&quot;],&quot;itemData&quot;:{&quot;id&quot;:410,&quot;type&quot;:&quot;book&quot;,&quot;collection-title&quot;:&quot;The dickimaw LaTeX series&quot;,&quot;note&quot;:&quot;Citation Key: thesis&quot;,&quot;publisher&quot;:&quot;Dickmaw Books&quot;,&quot;title&quot;:&quot;Using LaTeX to write a Ph.D. thesis&quot;,&quot;volume&quot;:&quot;2&quot;,&quot;author&quot;:[{&quot;family&quot;:&quot;Talbot&quot;,&quot;given&quot;:&quot;Nicola L. C.&quot;}],&quot;issued&quot;:{&quot;date-parts&quot;:[[&quot;2012&quot;]]},&quot;citation-key&quot;:&quot;thesis&quot;}}],&quot;schema&quot;:&quot;https://github.com/citation-style-language/schema/raw/master/csl-citation.json&quot;} RNDYpgbBvprDu"/>(Talbot 2012b)<text:reference-mark-end text:name="ZOTERO_ITEM CSL_CITATION {&quot;citationID&quot;:&quot;NZyrPdGX&quot;,&quot;properties&quot;:{&quot;formattedCitation&quot;:&quot;(Talbot 2012b)&quot;,&quot;plainCitation&quot;:&quot;(Talbot 2012b)&quot;,&quot;noteIndex&quot;:0},&quot;citationItems&quot;:[{&quot;id&quot;:410,&quot;uris&quot;:[&quot;http://zotero.org/users/local/jlZDKBWs/items/KXQDTXEQ&quot;],&quot;itemData&quot;:{&quot;id&quot;:410,&quot;type&quot;:&quot;book&quot;,&quot;collection-title&quot;:&quot;The dickimaw LaTeX series&quot;,&quot;note&quot;:&quot;Citation Key: thesis&quot;,&quot;publisher&quot;:&quot;Dickmaw Books&quot;,&quot;title&quot;:&quot;Using LaTeX to write a Ph.D. thesis&quot;,&quot;volume&quot;:&quot;2&quot;,&quot;author&quot;:[{&quot;family&quot;:&quot;Talbot&quot;,&quot;given&quot;:&quot;Nicola L. C.&quot;}],&quot;issued&quot;:{&quot;date-parts&quot;:[[&quot;2012&quot;]]},&quot;citation-key&quot;:&quot;thesis&quot;}}],&quot;schema&quot;:&quot;https://github.com/citation-style-language/schema/raw/master/csl-citation.json&quot;} RNDYpgbBvprDu"/>."</text:p>
      <text:p text:style-name="Text_20_body">Aristorle has authored many infuential works. <text:reference-mark-start text:name="ZOTERO_ITEM CSL_CITATION {&quot;citationID&quot;:&quot;Isvj3VLT&quot;,&quot;properties&quot;:{&quot;formattedCitation&quot;:&quot;(Aristotle 1929; Aristotle 1968; Aristotle 1877; Aristotle 1907)&quot;,&quot;plainCitation&quot;:&quot;(Aristotle 1929; Aristotle 1968; Aristotle 1877; Aristotle 1907)&quot;,&quot;noteIndex&quot;:0},&quot;citationItems&quot;:[{&quot;id&quot;:454,&quot;uris&quot;:[&quot;http://zotero.org/users/local/jlZDKBWs/items/J3D6FJ5I&quot;],&quot;itemData&quot;:{&quot;id&quot;:454,&quot;type&quot;:&quot;book&quot;,&quot;event-place&quot;:&quot;New York&quot;,&quot;language&quot;:&quot;english&quot;,&quot;note&quot;:&quot;Citation Key: aristotle:physics\ntex.langidopts: variant=american&quot;,&quot;publisher&quot;:&quot;G. P. Putnam&quot;,&quot;publisher-place&quot;:&quot;New York&quot;,&quot;title&quot;:&quot;Physics&quot;,&quot;author&quot;:[{&quot;literal&quot;:&quot;Aristotle&quot;}],&quot;translator&quot;:[{&quot;family&quot;:&quot;Wicksteed&quot;,&quot;given&quot;:&quot;P. H.&quot;},{&quot;family&quot;:&quot;Cornford&quot;,&quot;given&quot;:&quot;F. M.&quot;}],&quot;issued&quot;:{&quot;date-parts&quot;:[[&quot;1929&quot;]]},&quot;citation-key&quot;:&quot;aristotle:physics&quot;}},{&quot;id&quot;:456,&quot;uris&quot;:[&quot;http://zotero.org/users/local/jlZDKBWs/items/BKTY7FDQ&quot;],&quot;itemData&quot;:{&quot;id&quot;:456,&quot;type&quot;:&quot;book&quot;,&quot;collection-title&quot;:&quot;Clarendon Aristotle&quot;,&quot;event-place&quot;:&quot;Oxford&quot;,&quot;language&quot;:&quot;english&quot;,&quot;note&quot;:&quot;Citation Key: aristotle:poetics\ntex.langidopts: variant=british&quot;,&quot;publisher&quot;:&quot;Clarendon Press&quot;,&quot;publisher-place&quot;:&quot;Oxford&quot;,&quot;title&quot;:&quot;Poetics&quot;,&quot;author&quot;:[{&quot;literal&quot;:&quot;Aristotle&quot;}],&quot;editor&quot;:[{&quot;family&quot;:&quot;Lucas&quot;,&quot;given&quot;:&quot;D. W.&quot;}],&quot;issued&quot;:{&quot;date-parts&quot;:[[&quot;1968&quot;]]},&quot;citation-key&quot;:&quot;aristotle:poetics&quot;}},{&quot;id&quot;:458,&quot;uris&quot;:[&quot;http://zotero.org/users/local/jlZDKBWs/items/CMRD3TPG&quot;],&quot;itemData&quot;:{&quot;id&quot;:458,&quot;type&quot;:&quot;book&quot;,&quot;language&quot;:&quot;english&quot;,&quot;note&quot;:&quot;Citation Key: aristotle:rhetoric\ntex.indextitle: Rhetoric of Aristotle, The\ntex.langidopts: variant=british\ntex.sorttitle: Rhetoric of Aristotle\ntex.volumes: 3&quot;,&quot;publisher&quot;:&quot;Cambridge University Press&quot;,&quot;title&quot;:&quot;The rhetoric of Aristotle with a commentary by the late Edward Meredith Cope&quot;,&quot;title-short&quot;:&quot;Rhetoric&quot;,&quot;author&quot;:[{&quot;literal&quot;:&quot;Aristotle&quot;}],&quot;editor&quot;:[{&quot;family&quot;:&quot;Cope&quot;,&quot;given&quot;:&quot;Edward Meredith&quot;}],&quot;contributor&quot;:[{&quot;family&quot;:&quot;Cope&quot;,&quot;given&quot;:&quot;Edward Meredith&quot;}],&quot;issued&quot;:{&quot;date-parts&quot;:[[&quot;1877&quot;]]},&quot;citation-key&quot;:&quot;aristotle:rhetoric&quot;}},{&quot;id&quot;:452,&quot;uris&quot;:[&quot;http://zotero.org/users/local/jlZDKBWs/items/8ZTZCF97&quot;],&quot;itemData&quot;:{&quot;id&quot;:452,&quot;type&quot;:&quot;book&quot;,&quot;event-place&quot;:&quot;Cambridge&quot;,&quot;language&quot;:&quot;english&quot;,&quot;note&quot;:&quot;Citation Key: aristotle:anima\ntex.langidopts: variant=british&quot;,&quot;publisher&quot;:&quot;Cambridge University Press&quot;,&quot;publisher-place&quot;:&quot;Cambridge&quot;,&quot;title&quot;:&quot;De anima&quot;,&quot;author&quot;:[{&quot;literal&quot;:&quot;Aristotle&quot;}],&quot;editor&quot;:[{&quot;family&quot;:&quot;Hicks&quot;,&quot;given&quot;:&quot;Robert Drew&quot;}],&quot;issued&quot;:{&quot;date-parts&quot;:[[&quot;1907&quot;]]},&quot;citation-key&quot;:&quot;aristotle:anima&quot;}}],&quot;schema&quot;:&quot;https://github.com/citation-style-language/schema/raw/master/csl-citation.json&quot;} RNDkacnOOfBy2"/>(Aristotle 1929; Aristotle 1968; Aristotle 1877; Aristotle 1907)<text:reference-mark-end text:name="ZOTERO_ITEM CSL_CITATION {&quot;citationID&quot;:&quot;Isvj3VLT&quot;,&quot;properties&quot;:{&quot;formattedCitation&quot;:&quot;(Aristotle 1929; Aristotle 1968; Aristotle 1877; Aristotle 1907)&quot;,&quot;plainCitation&quot;:&quot;(Aristotle 1929; Aristotle 1968; Aristotle 1877; Aristotle 1907)&quot;,&quot;noteIndex&quot;:0},&quot;citationItems&quot;:[{&quot;id&quot;:454,&quot;uris&quot;:[&quot;http://zotero.org/users/local/jlZDKBWs/items/J3D6FJ5I&quot;],&quot;itemData&quot;:{&quot;id&quot;:454,&quot;type&quot;:&quot;book&quot;,&quot;event-place&quot;:&quot;New York&quot;,&quot;language&quot;:&quot;english&quot;,&quot;note&quot;:&quot;Citation Key: aristotle:physics\ntex.langidopts: variant=american&quot;,&quot;publisher&quot;:&quot;G. P. Putnam&quot;,&quot;publisher-place&quot;:&quot;New York&quot;,&quot;title&quot;:&quot;Physics&quot;,&quot;author&quot;:[{&quot;literal&quot;:&quot;Aristotle&quot;}],&quot;translator&quot;:[{&quot;family&quot;:&quot;Wicksteed&quot;,&quot;given&quot;:&quot;P. H.&quot;},{&quot;family&quot;:&quot;Cornford&quot;,&quot;given&quot;:&quot;F. M.&quot;}],&quot;issued&quot;:{&quot;date-parts&quot;:[[&quot;1929&quot;]]},&quot;citation-key&quot;:&quot;aristotle:physics&quot;}},{&quot;id&quot;:456,&quot;uris&quot;:[&quot;http://zotero.org/users/local/jlZDKBWs/items/BKTY7FDQ&quot;],&quot;itemData&quot;:{&quot;id&quot;:456,&quot;type&quot;:&quot;book&quot;,&quot;collection-title&quot;:&quot;Clarendon Aristotle&quot;,&quot;event-place&quot;:&quot;Oxford&quot;,&quot;language&quot;:&quot;english&quot;,&quot;note&quot;:&quot;Citation Key: aristotle:poetics\ntex.langidopts: variant=british&quot;,&quot;publisher&quot;:&quot;Clarendon Press&quot;,&quot;publisher-place&quot;:&quot;Oxford&quot;,&quot;title&quot;:&quot;Poetics&quot;,&quot;author&quot;:[{&quot;literal&quot;:&quot;Aristotle&quot;}],&quot;editor&quot;:[{&quot;family&quot;:&quot;Lucas&quot;,&quot;given&quot;:&quot;D. W.&quot;}],&quot;issued&quot;:{&quot;date-parts&quot;:[[&quot;1968&quot;]]},&quot;citation-key&quot;:&quot;aristotle:poetics&quot;}},{&quot;id&quot;:458,&quot;uris&quot;:[&quot;http://zotero.org/users/local/jlZDKBWs/items/CMRD3TPG&quot;],&quot;itemData&quot;:{&quot;id&quot;:458,&quot;type&quot;:&quot;book&quot;,&quot;language&quot;:&quot;english&quot;,&quot;note&quot;:&quot;Citation Key: aristotle:rhetoric\ntex.indextitle: Rhetoric of Aristotle, The\ntex.langidopts: variant=british\ntex.sorttitle: Rhetoric of Aristotle\ntex.volumes: 3&quot;,&quot;publisher&quot;:&quot;Cambridge University Press&quot;,&quot;title&quot;:&quot;The rhetoric of Aristotle with a commentary by the late Edward Meredith Cope&quot;,&quot;title-short&quot;:&quot;Rhetoric&quot;,&quot;author&quot;:[{&quot;literal&quot;:&quot;Aristotle&quot;}],&quot;editor&quot;:[{&quot;family&quot;:&quot;Cope&quot;,&quot;given&quot;:&quot;Edward Meredith&quot;}],&quot;contributor&quot;:[{&quot;family&quot;:&quot;Cope&quot;,&quot;given&quot;:&quot;Edward Meredith&quot;}],&quot;issued&quot;:{&quot;date-parts&quot;:[[&quot;1877&quot;]]},&quot;citation-key&quot;:&quot;aristotle:rhetoric&quot;}},{&quot;id&quot;:452,&quot;uris&quot;:[&quot;http://zotero.org/users/local/jlZDKBWs/items/8ZTZCF97&quot;],&quot;itemData&quot;:{&quot;id&quot;:452,&quot;type&quot;:&quot;book&quot;,&quot;event-place&quot;:&quot;Cambridge&quot;,&quot;language&quot;:&quot;english&quot;,&quot;note&quot;:&quot;Citation Key: aristotle:anima\ntex.langidopts: variant=british&quot;,&quot;publisher&quot;:&quot;Cambridge University Press&quot;,&quot;publisher-place&quot;:&quot;Cambridge&quot;,&quot;title&quot;:&quot;De anima&quot;,&quot;author&quot;:[{&quot;literal&quot;:&quot;Aristotle&quot;}],&quot;editor&quot;:[{&quot;family&quot;:&quot;Hicks&quot;,&quot;given&quot;:&quot;Robert Drew&quot;}],&quot;issued&quot;:{&quot;date-parts&quot;:[[&quot;1907&quot;]]},&quot;citation-key&quot;:&quot;aristotle:anima&quot;}}],&quot;schema&quot;:&quot;https://github.com/citation-style-language/schema/raw/master/csl-citation.json&quot;} RNDkacnOOfBy2"/></text:p>
      <text:h text:style-name="Heading_20_1" text:outline-level="1">Bibliography</text:h>
      <text:section text:style-name="Sect1" text:name="ZOTERO_BIBL {&quot;uncited&quot;:[],&quot;omitted&quot;:[],&quot;custom&quot;:[]} CSL_BIBLIOGRAPHY RNDx7AoqoSiNW">
        <text:p text:style-name="Bibliography_20_1"><text:line-break/>Aristotle<text:line-break/> 1877<text:tab/>The Rhetoric of Aristotle with a Commentary by the Late Edward Meredith Cope. Edward Meredith Cope, ed. Cambridge University Press.</text:p>
        <text:p text:style-name="Bibliography_20_1"><text:s/>1907<text:tab/>De Anima. Robert Drew Hicks, ed. Cambridge: Cambridge University Press.</text:p>
        <text:p text:style-name="Bibliography_20_1"><text:s/>1929<text:tab/>Physics. P. H. Wicksteed and F. M. Cornford, trans. New York: G. P. Putnam.</text:p>
        <text:p text:style-name="Bibliography_20_1"><text:s/>1968<text:tab/>Poetics. D. W. Lucas, ed. Clarendon Aristotle. Oxford: Clarendon Press.</text:p>
        <text:p text:style-name="Bibliography_20_1"><text:line-break/>Goossens, Michel, Frank Mittelbach, and Alexander Samarin<text:line-break/> 1994<text:tab/>The LaTeX Companion. 1st edition. Reading, Mass.: Addison-Wesley.</text:p>
        <text:p text:style-name="Bibliography_20_1"><text:line-break/>Kopka, Helmut, and Patrick W. Daly<text:line-break/> 1995<text:tab/>A Guide to LaTeX2ε Document Preparation for Beginners and Advanced Users. Addison-Wesley.</text:p>
        <text:p text:style-name="Bibliography_20_1"><text:line-break/>Talbot, Nicola L. C.<text:line-break/> 2012a<text:tab/>LaTeX for Complete Novices, vol.1. Dickimaw LaTeX Series. Dickmaw Books.</text:p>
        <text:p text:style-name="Bibliography_20_1"><text:s/>2012b<text:tab/>Using LaTeX to Write a Ph.D. Thesis, vol.2. The Dickimaw LaTeX Series. Dickmaw Books.</text:p>
      </text:section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office="urn:oasis:names:tc:opendocument:xmlns:office:1.0" xmlns:xhtml="http://www.w3.org/1999/xhtml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office:version="1.2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/>
      <style:text-properties fo:font-size="20pt"/>
    </style:style>
    <style:style style:name="OrgDocInfo" style:family="paragraph" style:parent-style-name="Heading">
      <style:paragraph-properties fo:margin-top="0.21cm" fo:margin-bottom="0.21cm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style:paragraph-properties fo:margin-top="0cm" fo:margin-bottom="0.21cm"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PropertiesBlock" style:family="paragraph" style:parent-style-name="Standard">
      <style:paragraph-properties fo:margin-top="0cm" fo:margin-bottom="0cm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 style:class="extra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>
      <style:paragraph-properties fo:text-align="center" style:justify-single-word="false"/>
    </style:style>
    <style:style style:name="OrgSubFigureBody" style:family="paragraph" style:parent-style-name="Text_20_body"/>
    <style:style style:name="OrgFormulaBody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CSLEntrySecondFieldAlignIsFlush" style:family="paragraph" style:parent-style-name="Index" style:class="index">
      <style:paragraph-properties fo:margin-left="0.466cm" fo:margin-top="0cm" fo:margin-bottom="0.423cm" style:line-height-at-least="0.423cm" fo:text-indent="-0.466cm" style:auto-text-indent="false">
        <style:tab-stops>
          <style:tab-stop style:position="0.466cm"/>
        </style:tab-stops>
      </style:paragraph-properties>
    </style:style>
    <style:style style:name="OrgCSLEntryWithHangingIndent" style:family="paragraph" style:parent-style-name="Index" style:class="index">
      <style:paragraph-properties fo:margin-left="1.27cm" fo:margin-top="0cm" fo:margin-bottom="0cm" style:line-height-at-least="0.423cm" fo:text-indent="-1.27cm" style:auto-text-indent="false">
        <style:tab-stops/>
      </style:paragraph-properties>
    </style:style>
    <style:style style:name="OrgCSLEntryDefault" style:family="paragraph" style:parent-style-name="Index" style:class="index">
      <style:paragraph-properties fo:margin-left="0cm" fo:margin-top="0cm" fo:margin-bottom="0cm" style:line-height-at-least="0.423cm" fo:text-indent="0cm" style:auto-text-indent="false">
        <style:tab-stops/>
      </style:paragraph-properties>
    </style:style>
    <style:style style:name="OrgLocale" style:family="paragraph">
      <style:text-properties fo:language="en" fo:country="US" style:language-asian="none" style:country-asian="none" style:language-complex="none" style:country-complex="none"/>
    </style:style>
    <style:style style:name="OrgTableContents" style:family="paragraph"/>
    <style:style style:name="OrgTableContentsLeft" style:family="paragraph" style:parent-style-name="OrgTableContents">
      <style:paragraph-properties fo:text-align="star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star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end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star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end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star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end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star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end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star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end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star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end" style:justify-single-word="false"/>
    </style:style>
    <style:style style:name="CustomTableContents" style:family="paragraph"/>
    <style:style style:name="CustomTableContentsLeft" style:family="paragraph" style:parent-style-name="CustomTableContents">
      <style:paragraph-properties fo:text-align="star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end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star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end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star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end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star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end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star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end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star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end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star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end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star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end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star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end" style:justify-single-word="false"/>
    </style:style>
    <style:style style:name="NoBorderTableContents" style:family="paragraph"/>
    <style:style style:name="NoBorderTableContentsLeft" style:family="paragraph" style:parent-style-name="NoBorderTableContents">
      <style:paragraph-properties fo:text-align="start" style:justify-single-word="false"/>
    </style:style>
    <style:style style:name="NoBorderTableContentsCenter" style:family="paragraph" style:parent-style-name="NoBorderTableContents">
      <style:paragraph-properties fo:text-align="center" style:justify-single-word="false"/>
    </style:style>
    <style:style style:name="NoBorderTableContentsRight" style:family="paragraph" style:parent-style-name="NoBorderTableContents">
      <style:paragraph-properties fo:text-align="end" style:justify-single-word="false"/>
    </style:style>
    <style:style style:name="NoBorderTableFirstColumnContents" style:family="paragraph" style:parent-style-name="NoBorderTableContents"/>
    <style:style style:name="NoBorderTableFirstColumnContentsLeft" style:family="paragraph" style:parent-style-name="NoBorderTableFirstColumnContents">
      <style:paragraph-properties fo:text-align="start" style:justify-single-word="false"/>
    </style:style>
    <style:style style:name="NoBorderTableFirstColumnContentsCenter" style:family="paragraph" style:parent-style-name="NoBorderTableFirstColumnContents">
      <style:paragraph-properties fo:text-align="center" style:justify-single-word="false"/>
    </style:style>
    <style:style style:name="NoBorderTableFirstColumnContentsRight" style:family="paragraph" style:parent-style-name="NoBorderTableFirstColumnContents">
      <style:paragraph-properties fo:text-align="end" style:justify-single-word="false"/>
    </style:style>
    <style:style style:name="NoBorderTableLastColumnContents" style:family="paragraph" style:parent-style-name="NoBorderTableContents"/>
    <style:style style:name="NoBorderTableLastColumnContentsLeft" style:family="paragraph" style:parent-style-name="NoBorderTableLastColumnContents">
      <style:paragraph-properties fo:text-align="start" style:justify-single-word="false"/>
    </style:style>
    <style:style style:name="NoBorderTableLastColumnContentsCenter" style:family="paragraph" style:parent-style-name="NoBorderTableLastColumnContents">
      <style:paragraph-properties fo:text-align="center" style:justify-single-word="false"/>
    </style:style>
    <style:style style:name="NoBorderTableLastColumnContentsRight" style:family="paragraph" style:parent-style-name="NoBorderTableLastColumnContents">
      <style:paragraph-properties fo:text-align="end" style:justify-single-word="false"/>
    </style:style>
    <style:style style:name="NoBorderTableFirstRowContents" style:family="paragraph" style:parent-style-name="NoBorderTableContents"/>
    <style:style style:name="NoBorderTableFirstRowContentsLeft" style:family="paragraph" style:parent-style-name="NoBorderTableFirstRowContents">
      <style:paragraph-properties fo:text-align="start" style:justify-single-word="false"/>
    </style:style>
    <style:style style:name="NoBorderTableFirstRowContentsCenter" style:family="paragraph" style:parent-style-name="NoBorderTableFirstRowContents">
      <style:paragraph-properties fo:text-align="center" style:justify-single-word="false"/>
    </style:style>
    <style:style style:name="NoBorderTableFirstRowContentsRight" style:family="paragraph" style:parent-style-name="NoBorderTableFirstRowContents">
      <style:paragraph-properties fo:text-align="end" style:justify-single-word="false"/>
    </style:style>
    <style:style style:name="NoBorderTableLastRowContents" style:family="paragraph" style:parent-style-name="NoBorderTableContents"/>
    <style:style style:name="NoBorderTableLastRowContentsLeft" style:family="paragraph" style:parent-style-name="NoBorderTableLastRowContents">
      <style:paragraph-properties fo:text-align="start" style:justify-single-word="false"/>
    </style:style>
    <style:style style:name="NoBorderTableLastRowContentsCenter" style:family="paragraph" style:parent-style-name="NoBorderTableLastRowContents">
      <style:paragraph-properties fo:text-align="center" style:justify-single-word="false"/>
    </style:style>
    <style:style style:name="NoBorderTableLastRowContentsRight" style:family="paragraph" style:parent-style-name="NoBorderTableLastRowContents">
      <style:paragraph-properties fo:text-align="end" style:justify-single-word="false"/>
    </style:style>
    <style:style style:name="NoBorderTableEvenRowContents" style:family="paragraph" style:parent-style-name="NoBorderTableContents"/>
    <style:style style:name="NoBorderTableEvenRowContentsLeft" style:family="paragraph" style:parent-style-name="NoBorderTableEvenRowContents">
      <style:paragraph-properties fo:text-align="start" style:justify-single-word="false"/>
    </style:style>
    <style:style style:name="NoBorderTableEvenRowContentsCenter" style:family="paragraph" style:parent-style-name="NoBorderTableEvenRowContents">
      <style:paragraph-properties fo:text-align="center" style:justify-single-word="false"/>
    </style:style>
    <style:style style:name="NoBorderTableEvenRowContentsRight" style:family="paragraph" style:parent-style-name="NoBorderTableEvenRowContents">
      <style:paragraph-properties fo:text-align="end" style:justify-single-word="false"/>
    </style:style>
    <style:style style:name="NoBorderTableOddRowContents" style:family="paragraph" style:parent-style-name="NoBorderTableContents"/>
    <style:style style:name="NoBorderTableOddRowContentsLeft" style:family="paragraph" style:parent-style-name="NoBorderTableOddRowContents">
      <style:paragraph-properties fo:text-align="start" style:justify-single-word="false"/>
    </style:style>
    <style:style style:name="NoBorderTableOddRowContentsCenter" style:family="paragraph" style:parent-style-name="NoBorderTableOddRowContents">
      <style:paragraph-properties fo:text-align="center" style:justify-single-word="false"/>
    </style:style>
    <style:style style:name="NoBorderTableOddRowContentsRight" style:family="paragraph" style:parent-style-name="NoBorderTableOddRowContents">
      <style:paragraph-properties fo:text-align="end" style:justify-single-word="false"/>
    </style:style>
    <style:style style:name="NoBorderTableEvenColumnContents" style:family="paragraph" style:parent-style-name="NoBorderTableContents"/>
    <style:style style:name="NoBorderTableEvenColumnContentsLeft" style:family="paragraph" style:parent-style-name="NoBorderTableEvenColumnContents">
      <style:paragraph-properties fo:text-align="start" style:justify-single-word="false"/>
    </style:style>
    <style:style style:name="NoBorderTableEvenColumnContentsCenter" style:family="paragraph" style:parent-style-name="NoBorderTableEvenColumnContents">
      <style:paragraph-properties fo:text-align="center" style:justify-single-word="false"/>
    </style:style>
    <style:style style:name="NoBorderTableEvenColumnContentsRight" style:family="paragraph" style:parent-style-name="NoBorderTableEvenColumnContents">
      <style:paragraph-properties fo:text-align="end" style:justify-single-word="false"/>
    </style:style>
    <style:style style:name="NoBorderTableOddColumnContents" style:family="paragraph" style:parent-style-name="NoBorderTableContents"/>
    <style:style style:name="NoBorderTableOddColumnContentsLeft" style:family="paragraph" style:parent-style-name="NoBorderTableOddColumnContents">
      <style:paragraph-properties fo:text-align="start" style:justify-single-word="false"/>
    </style:style>
    <style:style style:name="NoBorderTableOddColumnContentsCenter" style:family="paragraph" style:parent-style-name="NoBorderTableOddColumnContents">
      <style:paragraph-properties fo:text-align="center" style:justify-single-word="false"/>
    </style:style>
    <style:style style:name="NoBorderTableOddColumnContentsRight" style:family="paragraph" style:parent-style-name="NoBorderTableOddColumnContents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top="0cm" fo:margin-bottom="0cm" style:line-height-at-least="0.423cm" fo:text-indent="0cm" style:auto-text-indent="false">
        <style:tab-stops/>
      </style:paragraph-properties>
    </style:style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DescriptionTerm" style:family="text">
      <style:text-properties fo:font-weight="bold"/>
    </style:style>
    <style:style style:name="Footnote_20_Symbol" style:display-name="Footnote Symbol" style:family="text"/>
    <style:style style:name="Footnote_20_anchor" style:display-name="Footnote anchor" style:family="text"/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style:style style:name="OrgCite" style:family="text"/>
    <style:style style:name="Index_20_Link" style:display-name="Index Link" style:family="text"/>
    <style:style style:name="OrgCSLBibItemNo" style:family="text"/>
    <style:style style:name="OrgCSLCitedItemNo" style:family="text"/>
    <style:style style:name="OrgCSLFontStyleItalic" style:family="text" style:parent-style-name="Emphasis"/>
    <style:style style:name="OrgCSLFontStyleOblique" style:family="text" style:parent-style-name="Emphasis"/>
    <style:style style:name="OrgCSLFontVariantSmallCaps" style:family="text"/>
    <style:style style:name="OrgCSLFontWeightBold" style:family="text" style:parent-style-name="Bold"/>
    <style:style style:name="OrgCSLTextDecorationUnderline" style:family="text" style:parent-style-name="Underline"/>
    <style:style style:name="OrgCSLVerticalAlignSub" style:family="text" style:parent-style-name="OrgSuperscript"/>
    <style:style style:name="OrgCSLVerticalAlignSup" style:family="text" style:parent-style-name="OrgSuperscript"/>
    <style:style style:name="Bullet_5f_20_5f_Symbols" style:display-name="Bullet_20_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style:flow-with-text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 draw:wrap-influence-on-position="once-concurrent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41cm" style:rel-width="100%" fo:min-height="0.041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fo:background-color="transparent" draw:fill="none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Graphics">
      <style:graphic-properties text:anchor-type="paragraph" svg:x="0cm" svg:y="0cm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cm" svg:y="0cm"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style:style style:name="OrgTextBoxFrame" style:family="graphic" style:parent-style-name="Frame">
      <style:graphic-properties text:anchor-type="char" svg:x="0cm" svg:y="0cm" style:wrap="none" style:vertical-pos="top" style:vertical-rel="paragraph" style:horizontal-pos="center" style:horizontal-rel="paragraph-content" draw:wrap-influence-on-position="once-concurrent"/>
    </style:style>
    <style:style style:name="OrgToCharImage" style:family="graphic" style:parent-style-name="Graphics">
      <style:graphic-properties text:anchor-type="char" svg:x="0cm" svg:y="0cm" fo:margin-left="0.199cm" fo:margin-right="0.199cm" fo:margin-top="0.199cm" fo:margin-bottom="0.199cm" style:wrap="none" style:vertical-pos="top" style:vertical-rel="paragraph" style:horizontal-pos="center" style:horizontal-rel="paragraph" draw:wrap-influence-on-position="once-concurrent"/>
    </style:style>
    <style:style style:name="OrgToCharImageCaptionAbove" style:family="graphic" style:parent-style-name="Graphics">
      <style:graphic-properties text:anchor-type="char" svg:x="0cm" svg:y="0cm" fo:margin-left="0.199cm" fo:margin-right="0.199cm" fo:margin-top="0.199cm" fo:margin-bottom="0.199cm" style:wrap="none" style:vertical-pos="bottom" style:vertical-rel="paragraph" style:horizontal-pos="center" style:horizontal-rel="paragraph" draw:wrap-influence-on-position="once-concurrent"/>
    </style:style>
    <style:style style:name="OrgToCharFormula" style:family="graphic" style:parent-style-name="Formula">
      <style:graphic-properties text:anchor-type="char" svg:x="0cm" svg:y="0cm" fo:margin-top="0.199cm" fo:margin-bottom="0.199cm" style:wrap="none" style:vertical-pos="top" style:vertical-rel="paragraph" style:horizontal-pos="from-left" style:horizontal-rel="paragraph-content" draw:wrap-influence-on-position="once-concurrent"/>
    </style:style>
    <style:style style:name="OrgToCharFormulaCaptionAbove" style:family="graphic" style:parent-style-name="Formula">
      <style:graphic-properties text:anchor-type="char" svg:x="0cm" svg:y="0cm" fo:margin-top="0.199cm" fo:margin-bottom="0.199cm" style:wrap="none" style:vertical-pos="bottom" style:vertical-rel="paragraph" style:horizontal-pos="from-left" style:horizontal-rel="paragraph-content" draw:wrap-influence-on-position="once-concurrent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style:num-suffix=" 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min-label-width="0.635cm" text:min-label-distance="0.101cm" fo:text-align="end"/>
      </text:list-level-style-number>
      <text:list-level-style-number text:level="2" style:num-format="1">
        <style:list-level-properties text:space-before="0.635cm" text:min-label-width="0.635cm" text:min-label-distance="0.101cm" fo:text-align="end"/>
      </text:list-level-style-number>
      <text:list-level-style-number text:level="3" style:num-format="1">
        <style:list-level-properties text:space-before="1.27cm" text:min-label-width="0.635cm" text:min-label-distance="0.101cm" fo:text-align="end"/>
      </text:list-level-style-number>
      <text:list-level-style-number text:level="4" style:num-format="1">
        <style:list-level-properties text:space-before="1.905cm" text:min-label-width="0.635cm" text:min-label-distance="0.101cm" fo:text-align="end"/>
      </text:list-level-style-number>
      <text:list-level-style-number text:level="5" style:num-format="1">
        <style:list-level-properties text:space-before="2.54cm" text:min-label-width="0.635cm" text:min-label-distance="0.101cm" fo:text-align="end"/>
      </text:list-level-style-number>
      <text:list-level-style-number text:level="6" style:num-format="1">
        <style:list-level-properties text:space-before="3.175cm" text:min-label-width="0.635cm" text:min-label-distance="0.101cm" fo:text-align="end"/>
      </text:list-level-style-number>
      <text:list-level-style-number text:level="7" style:num-format="1">
        <style:list-level-properties text:space-before="3.81cm" text:min-label-width="0.635cm" text:min-label-distance="0.101cm" fo:text-align="end"/>
      </text:list-level-style-number>
      <text:list-level-style-number text:level="8" style:num-format="1">
        <style:list-level-properties text:space-before="4.445cm" text:min-label-width="0.635cm" text:min-label-distance="0.101cm" fo:text-align="end"/>
      </text:list-level-style-number>
      <text:list-level-style-number text:level="9" style:num-format="1">
        <style:list-level-properties text:space-before="5.08cm" text:min-label-width="0.635cm" text:min-label-distance="0.101cm" fo:text-align="end"/>
      </text:list-level-style-number>
      <text:list-level-style-number text:level="10" style:num-format="1">
        <style:list-level-properties text:space-before="5.715cm" text:min-label-width="0.635cm" text:min-label-distance="0.101cm" fo:text-align="end"/>
      </text:list-level-style-number>
    </text:list-style>
    <text:list-style style:name="OrgBibliographyList">
      <text:list-level-style-number text:level="1" style:num-prefix="[" style:num-suffix="] " style:num-format="1">
        <style:list-level-properties text:min-label-width="0.64cm"/>
      </text:list-level-style-number>
      <text:list-level-style-number text:level="2" style:num-prefix="[" style:num-suffix="] " style:num-format="1">
        <style:list-level-properties text:space-before="1.27cm" text:min-label-width="0.635cm"/>
      </text:list-level-style-number>
      <text:list-level-style-number text:level="3" style:num-prefix="[" style:num-suffix="] " style:num-format="1">
        <style:list-level-properties text:space-before="1.905cm" text:min-label-width="0.635cm"/>
      </text:list-level-style-number>
      <text:list-level-style-number text:level="4" style:num-prefix="[" style:num-suffix="] " style:num-format="1">
        <style:list-level-properties text:space-before="2.54cm" text:min-label-width="0.635cm"/>
      </text:list-level-style-number>
      <text:list-level-style-number text:level="5" style:num-prefix="[" style:num-suffix="] " style:num-format="1">
        <style:list-level-properties text:space-before="3.175cm" text:min-label-width="0.635cm"/>
      </text:list-level-style-number>
      <text:list-level-style-number text:level="6" style:num-prefix="[" style:num-suffix="] " style:num-format="1">
        <style:list-level-properties text:space-before="3.81cm" text:min-label-width="0.635cm"/>
      </text:list-level-style-number>
      <text:list-level-style-number text:level="7" style:num-prefix="[" style:num-suffix="] " style:num-format="1">
        <style:list-level-properties text:space-before="4.445cm" text:min-label-width="0.635cm"/>
      </text:list-level-style-number>
      <text:list-level-style-number text:level="8" style:num-prefix="[" style:num-suffix="] " style:num-format="1">
        <style:list-level-properties text:space-before="5.08cm" text:min-label-width="0.635cm"/>
      </text:list-level-style-number>
      <text:list-level-style-number text:level="9" style:num-prefix="[" style:num-suffix="] " style:num-format="1">
        <style:list-level-properties text:space-before="5.715cm" text:min-label-width="0.635cm"/>
      </text:list-level-style-number>
      <text:list-level-style-number text:level="10" style:num-prefix="[" style:num-suffix="] " style:num-format="1">
        <style:list-level-properties text:space-before="6.35cm" text:min-label-width="0.635cm"/>
      </text:list-level-style-number>
    </text:list-style>
    <text:list-style style:name="OrgOutline">
      <text:list-level-style-number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 style:page-usage="mirrored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Landscape" style:page-layout-name="Mpm2">
      <style:footer>
        <text:p text:style-name="MP1"><text:page-number text:select-page="current">0</text:page-number></text:p>
      </style:footer>
    </style:master-page>
    <style:master-page style:name="OrgTitlePage" style:page-layout-name="Mpm3" style:next-style-name="OrgFrontMatterPage"/>
    <style:master-page style:name="OrgFrontMatterPage" style:page-layout-name="Mpm4">
      <style:footer>
        <text:p text:style-name="MP1"><text:page-number text:select-page="current">0</text:page-number></text:p>
      </style:footer>
    </style:master-page>
    <style:master-page style:name="OrgFirstPage" style:page-layout-name="Mpm5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1">
      <style:footer>
        <text:p text:style-name="MP1"><text:page-number text:select-page="current">0</text:page-number></text:p>
      </style:footer>
    </style:master-page>
    <style:master-page style:name="Portrait" style:page-layout-name="Mpm1">
      <style:footer>
        <text:p text:style-name="MP1"><text:page-number text:select-page="current">0</text:page-number></text:p>
      </style:footer>
    </style:master-page>
    <style:master-page style:name="Footnote" style:page-layout-name="Mpm6"/>
    <style:master-page style:name="Endnote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title>Chicago Manual of Style (Author-Date)</dc:title>
    <meta:initial-creator>Jambunathan K</meta:initial-creator>
    <dc:date>2024-04-26T15:50:55.812586666</dc:date>
    <meta:editing-duration>PT20M21S</meta:editing-duration>
    <meta:editing-cycles>13</meta:editing-cycles>
    <meta:generator>LibreOffice/24.2.1.2$Linux_X86_64 LibreOffice_project/420$Build-2</meta:generator>
    <meta:document-statistic meta:table-count="0" meta:image-count="0" meta:object-count="0" meta:page-count="1" meta:paragraph-count="19" meta:word-count="218" meta:character-count="1410" meta:non-whitespace-character-count="1196"/>
    <meta:user-defined meta:name="ZOTERO_PREF_1">&lt;data data-version="3" zotero-version="6.0.35"&gt;&lt;session id="cNg65YY6"/&gt;&lt;style id="http://www.zotero.org/styles/american-anthropological-association" hasBibliography="1" bibliographyStyleHasBeenSet="1"/&gt;&lt;prefs&gt;&lt;pref name="fieldType" value="ReferenceMark"/&gt;</meta:user-defined>
    <meta:user-defined meta:name="ZOTERO_PREF_2">&lt;/prefs&gt;&lt;/data&gt;</meta:user-defined>
  </office:meta>
</office:document-meta>
</file>